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="solid" draw:fill-color="#ff8080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draw:fill="none" draw:textarea-vertical-align="middle" fo:min-height="1.208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solid" draw:fill-color="#e6e6e6" draw:shadow="hidden"/>
    </style:style>
    <style:style style:name="gr6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solid" draw:fill-color="#80ff80" draw:shadow="hidden"/>
    </style:style>
    <style:style style:name="gr9" style:family="graphic" style:parent-style-name="standard">
      <style:graphic-properties draw:stroke="none" draw:fill="none" draw:textarea-vertical-align="middle" fo:min-height="1.546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377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386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ffff80" draw:shadow="hidden"/>
    </style:style>
    <style:style style:name="gr13" style:family="graphic" style:parent-style-name="standard">
      <style:graphic-properties draw:stroke="none" draw:fill="none" draw:textarea-vertical-align="middle" fo:min-height="1.108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solid" draw:fill-color="#ff808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6e6e6"/>
    </style:style>
    <style:style style:name="P5" style:family="paragraph">
      <loext:graphic-properties draw:fill="solid" draw:fill-color="#80ff80"/>
    </style:style>
    <style:style style:name="P6" style:family="paragraph">
      <loext:graphic-properties draw:fill="solid" draw:fill-color="#ffff80"/>
    </style:style>
    <style:style style:name="T1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loext:opacity="100%" style:font-name="Calibri1" fo:font-size="9pt" style:font-name-asian="Calibri1" style:font-size-asian="9pt" style:font-name-complex="Calibri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>
            <draw:polygon draw:style-name="gr2" draw:text-style-name="P1" draw:layer="layout" svg:width="2cm" svg:height="1.35cm" svg:x="9.5cm" svg:y="1.35cm" svg:viewBox="0 0 2001 1351" draw:points="208,1351 1792,1351 2001,692 1792,0 208,0 0,692">
              <text:p/>
            </draw:polygon>
            <draw:polygon draw:style-name="gr3" draw:text-style-name="P2" draw:layer="layout" svg:width="2cm" svg:height="1.35cm" svg:x="9.5cm" svg:y="1.35cm" svg:viewBox="0 0 2001 1351" draw:points="208,1351 1792,1351 2001,692 1792,0 208,0 0,692">
              <text:p/>
            </draw:polygon>
          </draw:g>
          <draw:frame draw:style-name="gr4" draw:text-style-name="P2" draw:layer="layout" svg:width="2cm" svg:height="1.35cm" svg:x="9.5cm" svg:y="1.35cm">
            <draw:text-box>
              <text:p text:style-name="P3"><text:span text:style-name="T1">Оформление заказа</text:span></text:p>
            </draw:text-box>
          </draw:frame>
        </draw:g>
        <draw:g draw:style-name="gr1">
          <draw:g>
            <draw:path draw:style-name="gr5" draw:text-style-name="P4" draw:layer="layout" svg:width="0.999cm" svg:height="0.999cm" svg:x="10cm" svg:y="3.384cm" svg:viewBox="0 0 1000 1000" svg:d="M1000 500c0 88-23 174-67 250s-107 139-183 183-162 67-250 67-174-23-250-67-139-107-183-183-67-162-67-250 23-174 67-250 107-139 183-183 162-67 249-67h1c88 0 174 23 250 67s139 107 183 183 67 162 67 250z">
              <text:p/>
            </draw:path>
            <draw:path draw:style-name="gr3" draw:text-style-name="P2" draw:layer="layout" svg:width="0.999cm" svg:height="0.999cm" svg:x="10cm" svg:y="3.384cm" svg:viewBox="0 0 1000 1000" svg:d="M1000 500c0 88-23 174-67 250s-107 139-183 183-162 67-250 67-174-23-250-67-139-107-183-183-67-162-67-250 23-174 67-250 107-139 183-183 162-67 249-67h1c88 0 174 23 250 67s139 107 183 183 67 162 67 250z">
              <text:p/>
            </draw:path>
          </draw:g>
          <draw:frame draw:style-name="gr6" draw:text-style-name="P2" draw:layer="layout" svg:width="1cm" svg:height="1cm" svg:x="10cm" svg:y="3.384cm">
            <draw:text-box>
              <text:p text:style-name="P3"><text:span text:style-name="T2">XOR</text:span></text:p>
            </draw:text-box>
          </draw:frame>
        </draw:g>
        <draw:line draw:style-name="gr7" draw:text-style-name="P2" draw:layer="layout" svg:x1="10.5cm" svg:y1="2.7cm" svg:x2="10.5cm" svg:y2="3.384cm">
          <text:p/>
        </draw:line>
        <draw:g draw:style-name="gr1">
          <draw:g>
            <draw:polygon draw:style-name="gr8" draw:text-style-name="P5" draw:layer="layout" svg:width="2cm" svg:height="1.35cm" svg:x="7.5cm" svg:y="4.2cm" svg:viewBox="0 0 2001 1351" draw:points="0,1351 2001,1351 2001,0 0,0">
              <text:p/>
            </draw:polygon>
            <draw:polygon draw:style-name="gr3" draw:text-style-name="P2" draw:layer="layout" svg:width="2cm" svg:height="1.35cm" svg:x="7.5cm" svg:y="4.2cm" svg:viewBox="0 0 2001 1351" draw:points="0,1351 2001,1351 2001,0 0,0">
              <text:p/>
            </draw:polygon>
          </draw:g>
          <draw:frame draw:style-name="gr4" draw:text-style-name="P2" draw:layer="layout" svg:width="2cm" svg:height="1.35cm" svg:x="7.5cm" svg:y="4.2cm">
            <draw:text-box>
              <text:p text:style-name="P3"><text:span text:style-name="T1">Заказ оформлен</text:span></text:p>
            </draw:text-box>
          </draw:frame>
        </draw:g>
        <draw:g draw:style-name="gr1">
          <draw:g>
            <draw:polygon draw:style-name="gr8" draw:text-style-name="P5" draw:layer="layout" svg:width="2cm" svg:height="1.35cm" svg:x="11.5cm" svg:y="4.2cm" svg:viewBox="0 0 2001 1351" draw:points="0,1351 2001,1351 2001,0 0,0">
              <text:p/>
            </draw:polygon>
            <draw:polygon draw:style-name="gr3" draw:text-style-name="P2" draw:layer="layout" svg:width="2cm" svg:height="1.35cm" svg:x="11.5cm" svg:y="4.2cm" svg:viewBox="0 0 2001 1351" draw:points="0,1351 2001,1351 2001,0 0,0">
              <text:p/>
            </draw:polygon>
          </draw:g>
          <draw:frame draw:style-name="gr4" draw:text-style-name="P2" draw:layer="layout" svg:width="2cm" svg:height="1.35cm" svg:x="11.5cm" svg:y="4.2cm">
            <draw:text-box>
              <text:p text:style-name="P3"><text:span text:style-name="T1">Заказ не оформлен</text:span></text:p>
            </draw:text-box>
          </draw:frame>
        </draw:g>
        <draw:polyline draw:style-name="gr7" draw:text-style-name="P2" draw:layer="layout" svg:width="1.5cm" svg:height="0.316cm" svg:x="8.5cm" svg:y="3.884cm" svg:viewBox="0 0 1501 317" draw:points="1501,0 0,0 0,317">
          <text:p/>
        </draw:polyline>
        <draw:polyline draw:style-name="gr7" draw:text-style-name="P2" draw:layer="layout" svg:width="1.5cm" svg:height="0.316cm" svg:x="11cm" svg:y="3.884cm" svg:viewBox="0 0 1501 317" draw:points="0,0 1501,0 1501,317">
          <text:p/>
        </draw:polyline>
        <draw:g draw:style-name="gr1">
          <draw:g>
            <draw:polygon draw:style-name="gr2" draw:text-style-name="P1" draw:layer="layout" svg:width="2.5cm" svg:height="1.688cm" svg:x="7.25cm" svg:y="6.2cm" svg:viewBox="0 0 2501 1689" draw:points="260,1689 2240,1689 2501,865 2240,0 260,0 0,865">
              <text:p/>
            </draw:polygon>
            <draw:polygon draw:style-name="gr3" draw:text-style-name="P2" draw:layer="layout" svg:width="2.5cm" svg:height="1.688cm" svg:x="7.25cm" svg:y="6.2cm" svg:viewBox="0 0 2501 1689" draw:points="260,1689 2240,1689 2501,865 2240,0 260,0 0,865">
              <text:p/>
            </draw:polygon>
          </draw:g>
          <draw:frame draw:style-name="gr9" draw:text-style-name="P2" draw:layer="layout" svg:width="2.5cm" svg:height="1.688cm" svg:x="7.25cm" svg:y="6.2cm">
            <draw:text-box>
              <text:p text:style-name="P3"><text:span text:style-name="T3">Информация о заказе внесена в базу данных</text:span></text:p>
            </draw:text-box>
          </draw:frame>
        </draw:g>
        <draw:g draw:style-name="gr1">
          <draw:g>
            <draw:polygon draw:style-name="gr2" draw:text-style-name="P1" draw:layer="layout" svg:width="2.5cm" svg:height="1.688cm" svg:x="11.25cm" svg:y="6.2cm" svg:viewBox="0 0 2501 1689" draw:points="260,1689 2240,1689 2501,865 2240,0 260,0 0,865">
              <text:p/>
            </draw:polygon>
            <draw:polygon draw:style-name="gr3" draw:text-style-name="P2" draw:layer="layout" svg:width="2.5cm" svg:height="1.688cm" svg:x="11.25cm" svg:y="6.2cm" svg:viewBox="0 0 2501 1689" draw:points="260,1689 2240,1689 2501,865 2240,0 260,0 0,865">
              <text:p/>
            </draw:polygon>
          </draw:g>
          <draw:frame draw:style-name="gr9" draw:text-style-name="P2" draw:layer="layout" svg:width="2.5cm" svg:height="1.688cm" svg:x="11.25cm" svg:y="6.2cm">
            <draw:text-box>
              <text:p text:style-name="P3"><text:span text:style-name="T3">Информация а заказе не внесена в базу данных</text:span></text:p>
            </draw:text-box>
          </draw:frame>
        </draw:g>
        <draw:line draw:style-name="gr7" draw:text-style-name="P2" draw:layer="layout" svg:x1="8.5cm" svg:y1="5.55cm" svg:x2="8.5cm" svg:y2="6.199cm">
          <text:p/>
        </draw:line>
        <draw:line draw:style-name="gr7" draw:text-style-name="P2" draw:layer="layout" svg:x1="12.5cm" svg:y1="5.55cm" svg:x2="12.5cm" svg:y2="6.199cm">
          <text:p/>
        </draw:line>
        <draw:g draw:style-name="gr1">
          <draw:g>
            <draw:polygon draw:style-name="gr8" draw:text-style-name="P5" draw:layer="layout" svg:width="2.25cm" svg:height="1.519cm" svg:x="7.375cm" svg:y="8.537cm" svg:viewBox="0 0 2251 1520" draw:points="0,1520 2251,1520 2251,0 0,0">
              <text:p/>
            </draw:polygon>
            <draw:polygon draw:style-name="gr3" draw:text-style-name="P2" draw:layer="layout" svg:width="2.25cm" svg:height="1.519cm" svg:x="7.375cm" svg:y="8.537cm" svg:viewBox="0 0 2251 1520" draw:points="0,1520 2251,1520 2251,0 0,0">
              <text:p/>
            </draw:polygon>
          </draw:g>
          <draw:frame draw:style-name="gr10" draw:text-style-name="P2" draw:layer="layout" svg:width="2.25cm" svg:height="1.519cm" svg:x="7.375cm" svg:y="8.537cm">
            <draw:text-box>
              <text:p text:style-name="P3"><text:span text:style-name="T3">Подтверждение информации о заказе</text:span></text:p>
            </draw:text-box>
          </draw:frame>
        </draw:g>
        <draw:line draw:style-name="gr7" draw:text-style-name="P2" draw:layer="layout" svg:x1="8.5cm" svg:y1="7.887cm" svg:x2="8.5cm" svg:y2="8.536cm">
          <text:p/>
        </draw:line>
        <draw:g draw:style-name="gr1">
          <draw:g>
            <draw:polygon draw:style-name="gr2" draw:text-style-name="P1" draw:layer="layout" svg:width="2cm" svg:height="1.35cm" svg:x="7.5cm" svg:y="10.537cm" svg:viewBox="0 0 2001 1351" draw:points="208,1351 1793,1351 2001,692 1793,0 208,0 0,692">
              <text:p/>
            </draw:polygon>
            <draw:polygon draw:style-name="gr3" draw:text-style-name="P2" draw:layer="layout" svg:width="2cm" svg:height="1.35cm" svg:x="7.5cm" svg:y="10.537cm" svg:viewBox="0 0 2001 1351" draw:points="208,1351 1793,1351 2001,692 1793,0 208,0 0,692">
              <text:p/>
            </draw:polygon>
          </draw:g>
          <draw:frame draw:style-name="gr4" draw:text-style-name="P2" draw:layer="layout" svg:width="2cm" svg:height="1.667cm" svg:x="7.5cm" svg:y="10.379cm">
            <draw:text-box>
              <text:p text:style-name="P3"><text:span text:style-name="T3">Груз отправлен в точку назначения</text:span></text:p>
            </draw:text-box>
          </draw:frame>
        </draw:g>
        <draw:line draw:style-name="gr7" draw:text-style-name="P2" draw:layer="layout" svg:x1="8.5cm" svg:y1="10.056cm" svg:x2="8.5cm" svg:y2="10.537cm">
          <text:p/>
        </draw:line>
        <draw:g draw:style-name="gr1">
          <draw:g>
            <draw:polygon draw:style-name="gr8" draw:text-style-name="P5" draw:layer="layout" svg:width="2.263cm" svg:height="1.528cm" svg:x="11.369cm" svg:y="8.537cm" svg:viewBox="0 0 2264 1529" draw:points="0,1529 2264,1529 2264,0 0,0">
              <text:p/>
            </draw:polygon>
            <draw:polygon draw:style-name="gr3" draw:text-style-name="P2" draw:layer="layout" svg:width="2.263cm" svg:height="1.528cm" svg:x="11.369cm" svg:y="8.537cm" svg:viewBox="0 0 2264 1529" draw:points="0,1529 2264,1529 2264,0 0,0">
              <text:p/>
            </draw:polygon>
          </draw:g>
          <draw:frame draw:style-name="gr11" draw:text-style-name="P2" draw:layer="layout" svg:width="2.263cm" svg:height="1.528cm" svg:x="11.369cm" svg:y="8.537cm">
            <draw:text-box>
              <text:p text:style-name="P3"><text:span text:style-name="T1">Заказ отменен</text:span></text:p>
            </draw:text-box>
          </draw:frame>
        </draw:g>
        <draw:line draw:style-name="gr7" draw:text-style-name="P2" draw:layer="layout" svg:x1="12.5cm" svg:y1="7.887cm" svg:x2="12.5cm" svg:y2="8.536cm">
          <text:p/>
        </draw:line>
        <draw:polyline draw:style-name="gr7" draw:text-style-name="P2" draw:layer="layout" svg:width="2.882cm" svg:height="8.79cm" svg:x="11.5cm" svg:y="2.025cm" svg:viewBox="0 0 2883 8791" draw:points="1000,8041 1000,8791 2883,8791 2883,0 0,0">
          <text:p/>
        </draw:polyline>
        <draw:g draw:style-name="gr1">
          <draw:g>
            <draw:polygon draw:style-name="gr8" draw:text-style-name="P5" draw:layer="layout" svg:width="2cm" svg:height="1.35cm" svg:x="7.5cm" svg:y="12.537cm" svg:viewBox="0 0 2001 1351" draw:points="0,1351 2001,1351 2001,0 0,0">
              <text:p/>
            </draw:polygon>
            <draw:polygon draw:style-name="gr3" draw:text-style-name="P2" draw:layer="layout" svg:width="2cm" svg:height="1.35cm" svg:x="7.5cm" svg:y="12.537cm" svg:viewBox="0 0 2001 1351" draw:points="0,1351 2001,1351 2001,0 0,0">
              <text:p/>
            </draw:polygon>
          </draw:g>
          <draw:frame draw:style-name="gr4" draw:text-style-name="P2" draw:layer="layout" svg:width="2cm" svg:height="1.35cm" svg:x="7.5cm" svg:y="12.537cm">
            <draw:text-box>
              <text:p text:style-name="P3"><text:span text:style-name="T1">Груз пришел</text:span></text:p>
            </draw:text-box>
          </draw:frame>
        </draw:g>
        <draw:line draw:style-name="gr7" draw:text-style-name="P2" draw:layer="layout" svg:x1="8.5cm" svg:y1="11.887cm" svg:x2="8.5cm" svg:y2="12.536cm">
          <text:p/>
        </draw:line>
        <draw:g draw:style-name="gr1">
          <draw:g>
            <draw:path draw:style-name="gr5" draw:text-style-name="P4" draw:layer="layout" svg:width="1cm" svg:height="0.999cm" svg:x="8cm" svg:y="14.537cm" svg:viewBox="0 0 1001 1000" svg:d="M1001 500c0 88-23 174-67 250s-107 139-183 183-163 67-251 67c-87 0-174-23-250-67s-139-107-183-183-67-162-67-250 23-174 67-250 107-139 183-183 163-67 250-67c88 0 175 23 251 67s139 107 183 183 67 162 67 250z">
              <text:p/>
            </draw:path>
            <draw:path draw:style-name="gr3" draw:text-style-name="P2" draw:layer="layout" svg:width="1cm" svg:height="0.999cm" svg:x="8cm" svg:y="14.537cm" svg:viewBox="0 0 1001 1000" svg:d="M1001 500c0 88-23 174-67 250s-107 139-183 183-163 67-251 67c-87 0-174-23-250-67s-139-107-183-183-67-162-67-250 23-174 67-250 107-139 183-183 163-67 250-67c88 0 175 23 251 67s139 107 183 183 67 162 67 250z">
              <text:p/>
            </draw:path>
          </draw:g>
          <draw:frame draw:style-name="gr6" draw:text-style-name="P2" draw:layer="layout" svg:width="1cm" svg:height="1cm" svg:x="8cm" svg:y="14.537cm">
            <draw:text-box>
              <text:p text:style-name="P3"><text:span text:style-name="T2">XOR</text:span></text:p>
            </draw:text-box>
          </draw:frame>
        </draw:g>
        <draw:line draw:style-name="gr7" draw:text-style-name="P2" draw:layer="layout" svg:x1="8.5cm" svg:y1="13.887cm" svg:x2="8.5cm" svg:y2="14.536cm">
          <text:p/>
        </draw:line>
        <draw:g draw:style-name="gr1">
          <draw:g>
            <draw:polygon draw:style-name="gr2" draw:text-style-name="P1" draw:layer="layout" svg:width="2cm" svg:height="1.35cm" svg:x="5.763cm" svg:y="15.525cm" svg:viewBox="0 0 2001 1351" draw:points="208,1351 1793,1351 2001,692 1793,0 208,0 0,692">
              <text:p/>
            </draw:polygon>
            <draw:polygon draw:style-name="gr3" draw:text-style-name="P2" draw:layer="layout" svg:width="2cm" svg:height="1.35cm" svg:x="5.763cm" svg:y="15.525cm" svg:viewBox="0 0 2001 1351" draw:points="208,1351 1793,1351 2001,692 1793,0 208,0 0,692">
              <text:p/>
            </draw:polygon>
          </draw:g>
          <draw:frame draw:style-name="gr4" draw:text-style-name="P2" draw:layer="layout" svg:width="2cm" svg:height="1.35cm" svg:x="5.763cm" svg:y="15.525cm">
            <draw:text-box>
              <text:p text:style-name="P3"><text:span text:style-name="T1">Пришел тот груз</text:span></text:p>
            </draw:text-box>
          </draw:frame>
        </draw:g>
        <draw:g draw:style-name="gr1">
          <draw:g>
            <draw:polygon draw:style-name="gr2" draw:text-style-name="P1" draw:layer="layout" svg:width="2cm" svg:height="1.35cm" svg:x="9.237cm" svg:y="15.525cm" svg:viewBox="0 0 2001 1351" draw:points="208,1351 1792,1351 2001,692 1792,0 208,0 0,692">
              <text:p/>
            </draw:polygon>
            <draw:polygon draw:style-name="gr3" draw:text-style-name="P2" draw:layer="layout" svg:width="2cm" svg:height="1.35cm" svg:x="9.237cm" svg:y="15.525cm" svg:viewBox="0 0 2001 1351" draw:points="208,1351 1792,1351 2001,692 1792,0 208,0 0,692">
              <text:p/>
            </draw:polygon>
          </draw:g>
          <draw:frame draw:style-name="gr4" draw:text-style-name="P2" draw:layer="layout" svg:width="2cm" svg:height="1.35cm" svg:x="9.237cm" svg:y="15.525cm">
            <draw:text-box>
              <text:p text:style-name="P3"><text:span text:style-name="T1">Пришел не тот груз</text:span></text:p>
            </draw:text-box>
          </draw:frame>
        </draw:g>
        <draw:polyline draw:style-name="gr7" draw:text-style-name="P2" draw:layer="layout" svg:width="1.237cm" svg:height="0.487cm" svg:x="6.763cm" svg:y="15.038cm" svg:viewBox="0 0 1238 488" draw:points="1238,0 0,0 0,488">
          <text:p/>
        </draw:polyline>
        <draw:polyline draw:style-name="gr7" draw:text-style-name="P2" draw:layer="layout" svg:width="1.237cm" svg:height="0.487cm" svg:x="9cm" svg:y="15.038cm" svg:viewBox="0 0 1238 488" draw:points="0,0 1238,0 1238,488">
          <text:p/>
        </draw:polyline>
        <draw:g draw:style-name="gr1">
          <draw:g>
            <draw:polygon draw:style-name="gr8" draw:text-style-name="P5" draw:layer="layout" svg:width="2cm" svg:height="1.35cm" svg:x="5.763cm" svg:y="17.525cm" svg:viewBox="0 0 2001 1351" draw:points="0,1351 2001,1351 2001,0 0,0">
              <text:p/>
            </draw:polygon>
            <draw:polygon draw:style-name="gr3" draw:text-style-name="P2" draw:layer="layout" svg:width="2cm" svg:height="1.35cm" svg:x="5.763cm" svg:y="17.525cm" svg:viewBox="0 0 2001 1351" draw:points="0,1351 2001,1351 2001,0 0,0">
              <text:p/>
            </draw:polygon>
          </draw:g>
          <draw:frame draw:style-name="gr4" draw:text-style-name="P2" draw:layer="layout" svg:width="2cm" svg:height="1.35cm" svg:x="5.763cm" svg:y="17.525cm">
            <draw:text-box>
              <text:p text:style-name="P3"><text:span text:style-name="T3">Подтверждение что товар тот</text:span></text:p>
            </draw:text-box>
          </draw:frame>
        </draw:g>
        <draw:line draw:style-name="gr7" draw:text-style-name="P2" draw:layer="layout" svg:x1="6.763cm" svg:y1="16.875cm" svg:x2="6.763cm" svg:y2="17.524cm">
          <text:p/>
        </draw:line>
        <draw:g draw:style-name="gr1">
          <draw:g>
            <draw:polygon draw:style-name="gr2" draw:text-style-name="P1" draw:layer="layout" svg:width="2cm" svg:height="1.35cm" svg:x="5.763cm" svg:y="19.525cm" svg:viewBox="0 0 2001 1351" draw:points="208,1351 1793,1351 2001,692 1793,0 208,0 0,692">
              <text:p/>
            </draw:polygon>
            <draw:polygon draw:style-name="gr3" draw:text-style-name="P2" draw:layer="layout" svg:width="2cm" svg:height="1.35cm" svg:x="5.763cm" svg:y="19.525cm" svg:viewBox="0 0 2001 1351" draw:points="208,1351 1793,1351 2001,692 1793,0 208,0 0,692">
              <text:p/>
            </draw:polygon>
          </draw:g>
          <draw:frame draw:style-name="gr4" draw:text-style-name="P2" draw:layer="layout" svg:width="2cm" svg:height="1.35cm" svg:x="5.763cm" svg:y="19.525cm">
            <draw:text-box>
              <text:p text:style-name="P3"><text:span text:style-name="T1">Заказ выполнен</text:span></text:p>
            </draw:text-box>
          </draw:frame>
        </draw:g>
        <draw:line draw:style-name="gr7" draw:text-style-name="P2" draw:layer="layout" svg:x1="6.763cm" svg:y1="18.875cm" svg:x2="6.763cm" svg:y2="19.524cm">
          <text:p/>
        </draw:line>
        <draw:g draw:style-name="gr1">
          <draw:g>
            <draw:polygon draw:style-name="gr8" draw:text-style-name="P5" draw:layer="layout" svg:width="2cm" svg:height="1.35cm" svg:x="9.237cm" svg:y="17.475cm" svg:viewBox="0 0 2001 1351" draw:points="0,1351 2001,1351 2001,0 0,0">
              <text:p/>
            </draw:polygon>
            <draw:polygon draw:style-name="gr3" draw:text-style-name="P2" draw:layer="layout" svg:width="2cm" svg:height="1.35cm" svg:x="9.237cm" svg:y="17.475cm" svg:viewBox="0 0 2001 1351" draw:points="0,1351 2001,1351 2001,0 0,0">
              <text:p/>
            </draw:polygon>
          </draw:g>
          <draw:frame draw:style-name="gr4" draw:text-style-name="P2" draw:layer="layout" svg:width="2cm" svg:height="1.406cm" svg:x="9.237cm" svg:y="17.447cm">
            <draw:text-box>
              <text:p text:style-name="P3"><text:span text:style-name="T1">Проверка информации о грузе</text:span></text:p>
            </draw:text-box>
          </draw:frame>
        </draw:g>
        <draw:g draw:style-name="gr1">
          <draw:g>
            <draw:polygon draw:style-name="gr2" draw:text-style-name="P1" draw:layer="layout" svg:width="2cm" svg:height="1.35cm" svg:x="9.237cm" svg:y="19.525cm" svg:viewBox="0 0 2001 1351" draw:points="208,1351 1792,1351 2001,692 1792,0 208,0 0,692">
              <text:p/>
            </draw:polygon>
            <draw:polygon draw:style-name="gr3" draw:text-style-name="P2" draw:layer="layout" svg:width="2cm" svg:height="1.35cm" svg:x="9.237cm" svg:y="19.525cm" svg:viewBox="0 0 2001 1351" draw:points="208,1351 1792,1351 2001,692 1792,0 208,0 0,692">
              <text:p/>
            </draw:polygon>
          </draw:g>
          <draw:frame draw:style-name="gr4" draw:text-style-name="P2" draw:layer="layout" svg:width="2cm" svg:height="1.35cm" svg:x="9.237cm" svg:y="19.525cm">
            <draw:text-box>
              <text:p text:style-name="P3"><text:span text:style-name="T3">Подтверждение что груз не тот</text:span></text:p>
            </draw:text-box>
          </draw:frame>
        </draw:g>
        <draw:line draw:style-name="gr7" draw:text-style-name="P2" draw:layer="layout" svg:x1="10.237cm" svg:y1="16.875cm" svg:x2="10.237cm" svg:y2="17.475cm">
          <text:p/>
        </draw:line>
        <draw:line draw:style-name="gr7" draw:text-style-name="P2" draw:layer="layout" svg:x1="10.237cm" svg:y1="18.825cm" svg:x2="10.237cm" svg:y2="19.524cm">
          <text:p/>
        </draw:line>
        <draw:g draw:style-name="gr1">
          <draw:g>
            <draw:polygon draw:style-name="gr8" draw:text-style-name="P5" draw:layer="layout" svg:width="2cm" svg:height="1.35cm" svg:x="9.237cm" svg:y="21.525cm" svg:viewBox="0 0 2001 1351" draw:points="0,1351 2001,1351 2001,0 0,0">
              <text:p/>
            </draw:polygon>
            <draw:polygon draw:style-name="gr3" draw:text-style-name="P2" draw:layer="layout" svg:width="2cm" svg:height="1.35cm" svg:x="9.237cm" svg:y="21.525cm" svg:viewBox="0 0 2001 1351" draw:points="0,1351 2001,1351 2001,0 0,0">
              <text:p/>
            </draw:polygon>
          </draw:g>
          <draw:frame draw:style-name="gr4" draw:text-style-name="P2" draw:layer="layout" svg:width="2cm" svg:height="1.35cm" svg:x="9.237cm" svg:y="21.525cm">
            <draw:text-box>
              <text:p text:style-name="P3"><text:span text:style-name="T1">Возврат груза</text:span></text:p>
            </draw:text-box>
          </draw:frame>
        </draw:g>
        <draw:line draw:style-name="gr7" draw:text-style-name="P2" draw:layer="layout" svg:x1="10.237cm" svg:y1="20.875cm" svg:x2="10.237cm" svg:y2="21.524cm">
          <text:p/>
        </draw:line>
        <draw:g draw:style-name="gr1">
          <draw:g>
            <draw:polygon draw:style-name="gr2" draw:text-style-name="P1" draw:layer="layout" svg:width="2cm" svg:height="1.35cm" svg:x="9.237cm" svg:y="23.525cm" svg:viewBox="0 0 2001 1351" draw:points="208,1351 1792,1351 2001,692 1792,0 208,0 0,692">
              <text:p/>
            </draw:polygon>
            <draw:polygon draw:style-name="gr3" draw:text-style-name="P2" draw:layer="layout" svg:width="2cm" svg:height="1.35cm" svg:x="9.237cm" svg:y="23.525cm" svg:viewBox="0 0 2001 1351" draw:points="208,1351 1792,1351 2001,692 1792,0 208,0 0,692">
              <text:p/>
            </draw:polygon>
          </draw:g>
          <draw:frame draw:style-name="gr4" draw:text-style-name="P2" draw:layer="layout" svg:width="2cm" svg:height="1.35cm" svg:x="9.237cm" svg:y="23.525cm">
            <draw:text-box>
              <text:p text:style-name="P3"><text:span text:style-name="T1">Заказ отменен</text:span></text:p>
            </draw:text-box>
          </draw:frame>
        </draw:g>
        <draw:line draw:style-name="gr7" draw:text-style-name="P2" draw:layer="layout" svg:x1="10.237cm" svg:y1="22.875cm" svg:x2="10.237cm" svg:y2="23.524cm">
          <text:p/>
        </draw:line>
        <draw:g draw:style-name="gr1">
          <draw:g>
            <draw:path draw:style-name="gr12" draw:text-style-name="P6" draw:layer="layout" svg:width="2.5cm" svg:height="1.25cm" svg:x="12.026cm" svg:y="17.525cm" svg:viewBox="0 0 2501 1251" svg:d="M2501 626v-1c0 110-58 218-168 313-109 95-267 174-457 229s-406 84-625 84c-220 0-436-29-626-84s-348-134-457-229c-110-95-168-203-168-312 0-110 58-218 168-313 109-95 267-174 457-229s406-84 626-84c219 0 435 29 625 84s348 134 457 229c110 95 168 203 168 312z">
              <text:p/>
            </draw:path>
            <draw:path draw:style-name="gr3" draw:text-style-name="P2" draw:layer="layout" svg:width="2.5cm" svg:height="1.25cm" svg:x="12.026cm" svg:y="17.525cm" svg:viewBox="0 0 2501 1251" svg:d="M2501 626v-1c0 110-58 218-168 313-109 95-267 174-457 229s-406 84-625 84c-220 0-436-29-626-84s-348-134-457-229c-110-95-168-203-168-312 0-110 58-218 168-313 109-95 267-174 457-229s406-84 626-84c219 0 435 29 625 84s348 134 457 229c110 95 168 203 168 312zM312 215v821">
              <text:p/>
            </draw:path>
          </draw:g>
          <draw:frame draw:style-name="gr13" draw:text-style-name="P2" draw:layer="layout" svg:width="2.187cm" svg:height="1.25cm" svg:x="12.339cm" svg:y="17.525cm">
            <draw:text-box>
              <text:p text:style-name="P3"><text:span text:style-name="T1">Менеджер</text:span></text:p>
            </draw:text-box>
          </draw:frame>
        </draw:g>
        <draw:line draw:style-name="gr7" draw:text-style-name="P2" draw:layer="layout" svg:x1="12.026cm" svg:y1="18.15cm" svg:x2="11.237cm" svg:y2="18.15cm">
          <text:p/>
        </draw:line>
        <draw:g draw:style-name="gr1">
          <draw:g>
            <draw:path draw:style-name="gr12" draw:text-style-name="P6" draw:layer="layout" svg:width="2.5cm" svg:height="1.25cm" svg:x="12cm" svg:y="21.578cm" svg:viewBox="0 0 2501 1251" svg:d="M2501 626v-1c0 110-58 218-168 313-109 95-267 174-457 229s-406 84-625 84c-220 0-436-29-626-84s-348-134-457-229c-110-95-168-203-168-312 0-110 58-218 168-313 109-95 267-174 457-229s406-84 626-84c219 0 435 29 625 84s348 134 457 229c110 95 168 203 168 312z">
              <text:p/>
            </draw:path>
            <draw:path draw:style-name="gr3" draw:text-style-name="P2" draw:layer="layout" svg:width="2.5cm" svg:height="1.25cm" svg:x="12cm" svg:y="21.578cm" svg:viewBox="0 0 2501 1251" svg:d="M2501 626v-1c0 110-58 218-168 313-109 95-267 174-457 229s-406 84-625 84c-220 0-436-29-626-84s-348-134-457-229c-110-95-168-203-168-312 0-110 58-218 168-313 109-95 267-174 457-229s406-84 626-84c219 0 435 29 625 84s348 134 457 229c110 95 168 203 168 312zM312 215v821">
              <text:p/>
            </draw:path>
          </draw:g>
          <draw:frame draw:style-name="gr13" draw:text-style-name="P2" draw:layer="layout" svg:width="2.187cm" svg:height="1.25cm" svg:x="12.312cm" svg:y="21.578cm">
            <draw:text-box>
              <text:p text:style-name="P3"><text:span text:style-name="T1">Покупатель</text:span></text:p>
            </draw:text-box>
          </draw:frame>
        </draw:g>
        <draw:polyline draw:style-name="gr7" draw:text-style-name="P2" draw:layer="layout" svg:width="0.763cm" svg:height="0.003cm" svg:x="11.237cm" svg:y="22.2cm" svg:viewBox="0 0 764 4" draw:points="764,4 389,4 389,0 0,0">
          <text:p/>
        </draw:polyline>
        <draw:g draw:style-name="gr1">
          <draw:g>
            <draw:path draw:style-name="gr12" draw:text-style-name="P6" draw:layer="layout" svg:width="2.5cm" svg:height="1.25cm" svg:x="2.25cm" svg:y="17.572cm" svg:viewBox="0 0 2501 1251" svg:d="M2501 626v-1c0 110-58 218-168 313-109 95-267 174-457 229s-406 84-625 84c-220 0-436-29-626-84s-348-134-457-229c-110-95-168-203-168-312 0-110 58-218 168-313 109-95 267-174 457-229s406-84 626-84c219 0 435 29 625 84s348 134 457 229c110 95 168 203 168 312z">
              <text:p/>
            </draw:path>
            <draw:path draw:style-name="gr3" draw:text-style-name="P2" draw:layer="layout" svg:width="2.5cm" svg:height="1.25cm" svg:x="2.25cm" svg:y="17.572cm" svg:viewBox="0 0 2501 1251" svg:d="M2501 626v-1c0 110-58 218-168 313-109 95-267 174-457 229s-406 84-625 84c-220 0-436-29-626-84s-348-134-457-229c-110-95-168-203-168-312 0-110 58-218 168-313 109-95 267-174 457-229s406-84 626-84c219 0 435 29 625 84s348 134 457 229c110 95 168 203 168 312zM312 215v821">
              <text:p/>
            </draw:path>
          </draw:g>
          <draw:frame draw:style-name="gr13" draw:text-style-name="P2" draw:layer="layout" svg:width="2.187cm" svg:height="1.25cm" svg:x="2.563cm" svg:y="17.572cm">
            <draw:text-box>
              <text:p text:style-name="P3"><text:span text:style-name="T1">Заказчик</text:span></text:p>
            </draw:text-box>
          </draw:frame>
        </draw:g>
        <draw:polyline draw:style-name="gr7" draw:text-style-name="P2" draw:layer="layout" svg:width="1.013cm" svg:height="0.003cm" svg:x="4.75cm" svg:y="18.197cm" svg:viewBox="0 0 1014 4" draw:points="0,0 375,0 375,4 1014,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05T20:16:59.319000000</dc:date>
    <dc:language>ru-RU</dc:language>
    <meta:creation-date>2024-03-04T07:26:01Z</meta:creation-date>
    <meta:initial-creator>Пользователь</meta:initial-creator>
    <meta:generator>LibreOffice/7.5.1.2$Windows_X86_64 LibreOffice_project/fcbaee479e84c6cd81291587d2ee68cba099e129</meta:generator>
    <meta:editing-duration>PT1M59S</meta:editing-duration>
    <meta:editing-cycles>1</meta:editing-cycles>
    <meta:document-statistic meta:object-count="132"/>
    <meta:template xlink:type="simple" xlink:actuate="onRequest" xlink:title="EPC_M.vstx" xlink:href=""/>
  </office:meta>
</office:document-meta>
</file>